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paragraph-properties fo:text-align="justify" style:justify-single-word="false"/>
    </style:style>
    <style:style style:name="P7" style:family="paragraph" style:parent-style-name="Text_20_body" style:list-style-name="L8">
      <style:paragraph-properties fo:text-align="justify" style:justify-single-word="false"/>
    </style:style>
    <style:style style:name="P8" style:family="paragraph" style:parent-style-name="Text_20_body" style:list-style-name="L15">
      <style:paragraph-properties fo:text-align="justify" style:justify-single-word="false"/>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
      <style:paragraph-properties fo:margin-top="0cm" fo:margin-bottom="0cm" loext:contextual-spacing="false" fo:text-align="justify" style:justify-single-word="false"/>
    </style:style>
    <style:style style:name="P28" style:family="paragraph" style:parent-style-name="Text_20_body">
      <style:paragraph-properties fo:padding="0cm" fo:border="none"/>
    </style:style>
    <style:style style:name="P29" style:family="paragraph" style:parent-style-name="Text_20_body">
      <style:paragraph-properties fo:text-align="justify" style:justify-single-word="false" fo:padding="0cm" fo:border="none"/>
    </style:style>
    <style:style style:name="P30" style:family="paragraph" style:parent-style-name="Preformatted_20_Text">
      <style:paragraph-properties fo:text-align="justify" style:justify-single-word="false"/>
    </style:style>
    <style:style style:name="P31" style:family="paragraph" style:parent-style-name="Preformatted_20_Text">
      <style:paragraph-properties fo:margin-top="0cm" fo:margin-bottom="0.499cm" loext:contextual-spacing="false"/>
    </style:style>
    <style:style style:name="P32" style:family="paragraph" style:parent-style-name="Preformatted_20_Text">
      <style:paragraph-properties fo:margin-top="0cm" fo:margin-bottom="0.499cm" loext:contextual-spacing="false" fo:text-align="justify" style:justify-single-word="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GPIO utility</text:h>
      <text:p text:style-name="P2"><text:span text:style-name="Strong_20_Emphasis">WiringPi</text:span> comes with a separate program to help manage the on-board GPIO interface as well as additional modules such as the PiFace and other devices like the Gertboard as well as generic GPIO expander type devices.</text:p>
      <text:p text:style-name="P2">This program, called <text:span text:style-name="Strong_20_Emphasis">gpio</text:span>, can also be used in scripts to manipulate the GPIO pins – set outputs and read inputs. It’s even possible to write entire programs just using the <text:span text:style-name="Strong_20_Emphasis">gpio</text:span> command in a shell-script, although it’s not terribly efficient doing it that way… Another way to call it is using the system() function in C/C++ or it’s equivalent in other programming languages.</text:p>
      <text:list xml:id="list3492638351299789041" text:style-name="L1">
        <text:list-item>
          <text:p text:style-name="P3">The <text:span text:style-name="Strong_20_Emphasis">gpio</text:span> command is designed to be installed as a setuid program and called by a normal user without using the sudo command or logging in as root. </text:p>
        </text:list-item>
      </text:list>
      <text:p text:style-name="P2">In addition to using the <text:span text:style-name="Strong_20_Emphasis">gpio</text:span> utility to control, read and write the GPIO pins, you can:</text:p>
      <text:list xml:id="list6847347633990095205" text:style-name="L2">
        <text:list-item>
          <text:p text:style-name="P27">Export/Unexport pins via the <text:span text:style-name="Emphasis">/sys/class/gpio</text:span> interface, where they will then be available to user programs (that then do not need to be run as root or with sudo) </text:p>
        </text:list-item>
        <text:list-item>
          <text:p text:style-name="P27">Export pins to enable edge-triggered interrupts via the <text:span text:style-name="Emphasis">/sys/class/gpio</text:span> interface. </text:p>
        </text:list-item>
        <text:list-item>
          <text:p text:style-name="P27">Load SPI and I2C modules and set /dev/ permissions to enable read/write by the user running the <text:span text:style-name="Strong_20_Emphasis">gpio</text:span> program. </text:p>
        </text:list-item>
        <text:list-item>
          <text:p text:style-name="P27">Run the i2cdetect program with appropriate flags for your Raspberry Pi board revision. </text:p>
        </text:list-item>
        <text:list-item>
          <text:p text:style-name="P27">Set the SPI buffer size and  I2C baud rate (when loading the modules) </text:p>
        </text:list-item>
        <text:list-item>
          <text:p text:style-name="P4">Determine your Raspberry Pi board hardware revision. </text:p>
        </text:list-item>
      </text:list>
      <text:p text:style-name="P2">See the man page for the <text:span text:style-name="Strong_20_Emphasis">gpio</text:span> program to see what all the features are by typing</text:p>
      <text:p text:style-name="P31">man gpio</text:p>
      <text:p text:style-name="P2">at the command prompt.</text:p>
      <text:h text:style-name="Heading_20_3" text:outline-level="3">Usage</text:h>
      <text:p text:style-name="Text_20_body">From the Linux command line:</text:p>
      <text:list xml:id="list4403537832572324454" text:style-name="L3">
        <text:list-item>
          <text:p text:style-name="P5"><text:span text:style-name="Strong_20_Emphasis">gpio -v</text:span> </text:p>
        </text:list-item>
      </text:list>
      <text:p text:style-name="P29">This prints the version.</text:p>
      <text:list xml:id="list8542328357665501894" text:style-name="L4">
        <text:list-item>
          <text:p text:style-name="P6"><text:span text:style-name="Strong_20_Emphasis">gpio -g …</text:span> </text:p>
        </text:list-item>
      </text:list>
      <text:p text:style-name="P29">The optional <text:span text:style-name="Strong_20_Emphasis">-g</text:span> flag causes pin numbers to be interpreted as BCM_GPIO pin numbers rather than standard <text:span text:style-name="Emphasis"><text:span text:style-name="Strong_20_Emphasis">wiringPi</text:span></text:span> pin numbers.</text:p>
      <text:list xml:id="list4051495442853962558" text:style-name="L5">
        <text:list-item>
          <text:p text:style-name="P9"><text:span text:style-name="Strong_20_Emphasis">gpio -1 …</text:span> </text:p>
        </text:list-item>
      </text:list>
      <text:p text:style-name="P29">The optional <text:span text:style-name="Strong_20_Emphasis">-1</text:span> flag causes pin numbers to be interpreted as hardware pin numbers – this works for the <text:span text:style-name="Strong_20_Emphasis">P1 </text:span>connector only.</text:p>
      <text:list xml:id="list5739117241312531075" text:style-name="L6">
        <text:list-item>
          <text:p text:style-name="P10"><text:span text:style-name="Strong_20_Emphasis">gpio -p …</text:span> </text:p>
        </text:list-item>
      </text:list>
      <text:p text:style-name="P29"><text:soft-page-break/>The optional <text:span text:style-name="Strong_20_Emphasis">-p</text:span> flag causes the <text:span text:style-name="Strong_20_Emphasis">gpio</text:span> program to assume there is a PiFace board fitted to the Rasberry Pi and subsequent commands are interpreted as pins on the PiFace. Note: Pins on the PiFace are 200 through 207 for both reading and writing, with pins 208 through 215 reading the state of the output latch register (ie. you can read the state of the output pins)</text:p>
      <text:list xml:id="list7028374967568896021" text:style-name="L7">
        <text:list-item>
          <text:p text:style-name="P11"><text:span text:style-name="Strong_20_Emphasis">gpio -x …</text:span> </text:p>
        </text:list-item>
      </text:list>
      <text:p text:style-name="P29">The optional <text:span text:style-name="Strong_20_Emphasis">-x </text:span>flag causes the <text:span text:style-name="Strong_20_Emphasis">gpio </text:span>program to initialise an additional expansion module. Expansion modules are defined with their name (e.g. mcp23s17), and a set of parameters separated by colons. The first parameter is always the base pin number for this expansion module. See the documentation for each module type to determine the additional parameter values and functions.</text:p>
      <text:h text:style-name="P1" text:outline-level="3">Standard input and output commands</text:h>
      <text:list xml:id="list2742344353747734205" text:style-name="L8">
        <text:list-item>
          <text:p text:style-name="P7"><text:span text:style-name="Strong_20_Emphasis">gpio mode &lt;pin&gt; in/out/pwm/clock/up/down/tri</text:span> </text:p>
        </text:list-item>
      </text:list>
      <text:p text:style-name="P29">This sets the mode of a pin to be input, output, pwm or clock mode, and additionally can set the internal pull-up/down resistors to pull-up, pull-down or none.</text:p>
      <text:list xml:id="list3579918554900314036" text:style-name="L9">
        <text:list-item>
          <text:p text:style-name="P12"><text:span text:style-name="Strong_20_Emphasis">gpio write &lt;pin&gt; 0/1</text:span> </text:p>
        </text:list-item>
      </text:list>
      <text:p text:style-name="P29">This sets an output pin to high (1) or low (0)</text:p>
      <text:list xml:id="list1615657446862546060" text:style-name="L10">
        <text:list-item>
          <text:p text:style-name="P13"><text:span text:style-name="Strong_20_Emphasis">gpio pwm &lt;pin&gt; &lt;value&gt;</text:span> </text:p>
        </text:list-item>
      </text:list>
      <text:p text:style-name="P29">Set the pin to a PWM value (0-1023 is supported)</text:p>
      <text:list xml:id="list6787505806472626280" text:style-name="L11">
        <text:list-item>
          <text:p text:style-name="P14"><text:span text:style-name="Strong_20_Emphasis">gpio read &lt;pin&gt;</text:span> </text:p>
        </text:list-item>
      </text:list>
      <text:p text:style-name="P29">Reads and prints the logic value of the given pin. It will print 0 (low) or 1 (high).</text:p>
      <text:list xml:id="list7595826042191618537" text:style-name="L12">
        <text:list-item>
          <text:p text:style-name="P15"><text:span text:style-name="Strong_20_Emphasis">gpio awrite &lt;pin&gt; &lt;value&gt;</text:span> </text:p>
        </text:list-item>
      </text:list>
      <text:p text:style-name="P29">This performs an analog read from the given pin. The Pi has no on-board analog hardware so you need to specify an external module using the <text:span text:style-name="Strong_20_Emphasis">-x</text:span> flag.</text:p>
      <text:list xml:id="list9094389647431229587" text:style-name="L13">
        <text:list-item>
          <text:p text:style-name="P16"><text:span text:style-name="Strong_20_Emphasis">gpio aread &lt;pin&gt;</text:span> </text:p>
        </text:list-item>
      </text:list>
      <text:p text:style-name="P29">This read the analog value on the given pin. The has no on-board analog hardware so you need to specify an external module using the <text:span text:style-name="Strong_20_Emphasis">-x</text:span> flag.</text:p>
      <text:list xml:id="list6085607646822506981" text:style-name="L14">
        <text:list-item>
          <text:p text:style-name="P17"><text:span text:style-name="Strong_20_Emphasis">gpio readall</text:span> </text:p>
        </text:list-item>
      </text:list>
      <text:p text:style-name="P29">This reads all the normally accessible pins and prints a table of their numbers (wiringPi, BCM_GPIO and physical pin numbers), so makes for a handy cross-reference chart), along with their modes and current values. This command will detect the version/model of your Pi and printout the pin diagram appropriate to your Pi.</text:p>
      <text:list xml:id="list3808539854485846571" text:style-name="L15">
        <text:list-item>
          <text:p text:style-name="P8"><text:span text:style-name="Strong_20_Emphasis">gpio allreadall</text:span> </text:p>
        </text:list-item>
      </text:list>
      <text:p text:style-name="P28">This reads all the pins on your Raspberry Pi. It’s essentially the same format as used on the Compute Module.</text:p>
      <text:list xml:id="list635340562356106103" text:style-name="L16">
        <text:list-item>
          <text:p text:style-name="P18"><text:span text:style-name="Strong_20_Emphasis">gpio wfi &lt;pin&gt; rising/falling/both</text:span> </text:p>
        </text:list-item>
      </text:list>
      <text:p text:style-name="P29"><text:soft-page-break/>This causes GPIO to perform a non-busy wait on a single GPIO pin until it changes state to that indicated.</text:p>
      <text:h text:style-name="P1" text:outline-level="3">Kernel module Load Commands</text:h>
      <text:p text:style-name="Text_20_body">Note that these command will not work if you have enabled the device-tree interface. A warning will be printed if-so.</text:p>
      <text:list xml:id="list6807279554894390902" text:style-name="L17">
        <text:list-item>
          <text:p text:style-name="P19"><text:span text:style-name="Strong_20_Emphasis">gpio load spi [buffer size in KB]</text:span> </text:p>
        </text:list-item>
      </text:list>
      <text:p text:style-name="P29">This loads the SPI kernel modules and optionally sets the internal buffer to the given size in KB (multiples of 1024). The default is 4KB and is usually more than enough for most application which only exchange a byte or 2 at a time over the SPI bus.</text:p>
      <text:p text:style-name="P29">The /dev/spi* entries are set to be owned by the person using the <text:span text:style-name="Strong_20_Emphasis">gpio</text:span> program, so there is no need to run subsequent programs as root (unless they use other wiringPi functions)</text:p>
      <text:list xml:id="list5746515100772267124" text:style-name="L18">
        <text:list-item>
          <text:p text:style-name="P20"><text:span text:style-name="Strong_20_Emphasis">gpio load i2c [baud rate in Kb/sec]</text:span> </text:p>
        </text:list-item>
      </text:list>
      <text:p text:style-name="P29">This loads the I2C kernel modules and optionally sets the baud rate to the given speed in Kb/sec (multiples of 1000). The default is 100Kb/sec.</text:p>
      <text:p text:style-name="P29">The /dev/I2c* entries are set to be owned by the person using the <text:span text:style-name="Strong_20_Emphasis">gpio</text:span> program, so there is no need to run subsequent programs as root (unless they use other <text:span text:style-name="Emphasis"><text:span text:style-name="Strong_20_Emphasis">wiringPi</text:span></text:span> functions)</text:p>
      <text:h text:style-name="Heading_20_3" text:outline-level="3">I2C Detection</text:h>
      <text:list xml:id="list8088324204254522035" text:style-name="L19">
        <text:list-item>
          <text:p text:style-name="P21"><text:span text:style-name="Strong_20_Emphasis">gpio i2cdetect</text:span> </text:p>
        </text:list-item>
      </text:list>
      <text:p text:style-name="P29">This runs the <text:span text:style-name="Strong_20_Emphasis">i2cdetect</text:span> command, but passes in the correct parameters for the I2C bus for the Pi’s hardware revision. ie. it runs <text:span text:style-name="Strong_20_Emphasis">i2cdetect -y 0</text:span> on a Rev. 1 Pi, and <text:span text:style-name="Strong_20_Emphasis">i2cdetect -y 1</text:span> on a Rev. 2 Pi. (You can shorten i2cdetect to i2cd)</text:p>
      <text:h text:style-name="Heading_20_3" text:outline-level="3">/sys/class/gpio mode commands</text:h>
      <text:list xml:id="list2277827094421601284" text:style-name="L20">
        <text:list-item>
          <text:p text:style-name="P22"><text:span text:style-name="Strong_20_Emphasis">gpio export &lt;pin&gt; in/out</text:span> </text:p>
        </text:list-item>
      </text:list>
      <text:p text:style-name="P29">This exports the given pin (BCM-GPIO pin number) as an input or output and makes it available for a user program running as the same user to use.</text:p>
      <text:list xml:id="list5415294975503330112" text:style-name="L21">
        <text:list-item>
          <text:p text:style-name="P23"><text:span text:style-name="Strong_20_Emphasis">gpio unexport &lt;pin&gt;</text:span> </text:p>
        </text:list-item>
      </text:list>
      <text:p text:style-name="P28">Removes the export of the given pin.</text:p>
      <text:list xml:id="list1154225292808056352" text:style-name="L22">
        <text:list-item>
          <text:p text:style-name="P24"><text:span text:style-name="Strong_20_Emphasis">gpio unexportall</text:span> </text:p>
        </text:list-item>
      </text:list>
      <text:p text:style-name="P28">Removes all <text:span text:style-name="Emphasis">/sys/class/gpio</text:span> exports.</text:p>
      <text:list xml:id="list6228229541893126357" text:style-name="L23">
        <text:list-item>
          <text:p text:style-name="P25"><text:span text:style-name="Strong_20_Emphasis">gpio exports</text:span> </text:p>
        </text:list-item>
      </text:list>
      <text:p text:style-name="P29">This prints a list of all gpio pins which have been exported via the <text:span text:style-name="Emphasis">/sys/class/gpio</text:span> interface and their modes.</text:p>
      <text:list xml:id="list6650578398555527130" text:style-name="L24">
        <text:list-item>
          <text:p text:style-name="P26"><text:span text:style-name="Strong_20_Emphasis">gpio edge &lt;pin&gt; rising/falling/both/none</text:span> </text:p>
        </text:list-item>
      </text:list>
      <text:p text:style-name="P29"><text:soft-page-break/>This enables the given pin for edge interrupt triggering on the rising, falling or both edges. (Or none which disables it)</text:p>
      <text:p text:style-name="P2"><text:span text:style-name="Strong_20_Emphasis">Note: </text:span>The pin numbers in the sys mode are <text:span text:style-name="Emphasis">always</text:span> BCM-GPIO pin numbers.</text:p>
      <text:h text:style-name="P1" text:outline-level="3">Examples</text:h>
      <text:p text:style-name="P30">gpio mode 0 out</text:p>
      <text:p text:style-name="P32">gpio write 0 1</text:p>
      <text:p text:style-name="P2">The above uses the <text:span text:style-name="Emphasis"><text:span text:style-name="Strong_20_Emphasis">wiringPi</text:span></text:span> pin numbers to set pin 0 as an output and then sets the pin to a logic 1.</text:p>
      <text:p text:style-name="P30">gpio -g mode 17 out</text:p>
      <text:p text:style-name="P32">gpio -g write 17 1</text:p>
      <text:p text:style-name="P2">This uses the BCM_GPIO pin numbering scheme and performs the same operation as above.</text:p>
      <text:p text:style-name="P30">gpio -1 mode 11 out</text:p>
      <text:p text:style-name="P32">gpio -1 write 11 1</text:p>
      <text:p text:style-name="P2">This uses the physical P1 pin numbering scheme and performs the same operation as above.</text:p>
      <text:h text:style-name="P1" text:outline-level="3">Internal pull up/down resistors</text:h>
      <text:p text:style-name="P2">The GPIO lines have internal pull up or pull-down resistors which can be controlled via software when a pin is in input mode. There is no-way to read the status of these resistors.</text:p>
      <text:p text:style-name="P30">gpio mode 0 up</text:p>
      <text:p text:style-name="P30">gpio mode 0 down</text:p>
      <text:p text:style-name="P32">gpio mode 0 tri</text:p>
      <text:p text:style-name="P2">These set the resistors to pull-up, pull-down and none respectively on <text:span text:style-name="Emphasis"><text:span text:style-name="Strong_20_Emphasis">wiringPi</text:span></text:span> pin 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1:56:30.207990655</meta:creation-date>
    <dc:date>2016-11-29T11:57:12.201118385</dc:date>
    <meta:editing-duration>PT43S</meta:editing-duration>
    <meta:editing-cycles>1</meta:editing-cycles>
    <meta:document-statistic meta:table-count="0" meta:image-count="0" meta:object-count="0" meta:page-count="4" meta:paragraph-count="84" meta:word-count="1208" meta:character-count="6655" meta:non-whitespace-character-count="5528"/>
    <meta:generator>LibreOffice/5.1.4.2$Linux_X86_64 LibreOffice_project/10m0$Build-2</meta:generator>
  </office:meta>
</office:document-meta>
</file>